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8.5cm" style:rel-column-width="32767*"/>
    </style:style>
    <style:style style:name="Tabella6.B" style:family="table-column">
      <style:table-column-properties style:column-width="8.5cm" style:rel-column-width="32768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B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17cm" table:align="margins"/>
    </style:style>
    <style:style style:name="Tabella7.A" style:family="table-column">
      <style:table-column-properties style:column-width="8.5cm" style:rel-column-width="32767*"/>
    </style:style>
    <style:style style:name="Tabella7.B" style:family="table-column">
      <style:table-column-properties style:column-width="8.5cm" style:rel-column-width="32768*"/>
    </style:style>
    <style:style style:name="Tabel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7.B1" style:family="table-cell">
      <style:table-cell-properties fo:padding="0.097cm" fo:border="0.05pt solid #000000"/>
    </style:style>
    <style:style style:name="Tabella7.A2" style:family="table-cell">
      <style:table-cell-properties fo:padding="0.097cm" fo:border-left="0.05pt solid #000000" fo:border-right="none" fo:border-top="none" fo:border-bottom="0.05pt solid #000000"/>
    </style:style>
    <style:style style:name="Tabel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17cm" table:align="margins"/>
    </style:style>
    <style:style style:name="Tabella8.A" style:family="table-column">
      <style:table-column-properties style:column-width="8.5cm" style:rel-column-width="32767*"/>
    </style:style>
    <style:style style:name="Tabella8.B" style:family="table-column">
      <style:table-column-properties style:column-width="8.5cm" style:rel-column-width="32768*"/>
    </style:style>
    <style:style style:name="Tabel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8.B1" style:family="table-cell">
      <style:table-cell-properties fo:padding="0.097cm" fo:border="0.05pt solid #000000"/>
    </style:style>
    <style:style style:name="Tabella8.A2" style:family="table-cell">
      <style:table-cell-properties fo:padding="0.097cm" fo:border-left="0.05pt solid #000000" fo:border-right="none" fo:border-top="none" fo:border-bottom="0.05pt solid #000000"/>
    </style:style>
    <style:style style:name="Tabel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17cm" table:align="margins"/>
    </style:style>
    <style:style style:name="Tabella9.A" style:family="table-column">
      <style:table-column-properties style:column-width="8.5cm" style:rel-column-width="32767*"/>
    </style:style>
    <style:style style:name="Tabella9.B" style:family="table-column">
      <style:table-column-properties style:column-width="8.5cm" style:rel-column-width="32768*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="0.05pt solid #000000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17cm" table:align="margins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cm" style:rel-column-width="32768*"/>
    </style:style>
    <style:style style:name="Tabel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0.B1" style:family="table-cell">
      <style:table-cell-properties fo:padding="0.097cm" fo:border="0.05pt solid #000000"/>
    </style:style>
    <style:style style:name="Tabella10.A2" style:family="table-cell">
      <style:table-cell-properties fo:padding="0.097cm" fo:border-left="0.05pt solid #000000" fo:border-right="none" fo:border-top="none" fo:border-bottom="0.05pt solid #000000"/>
    </style:style>
    <style:style style:name="Tabel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 style:list-style-name="L1"/>
    <style:style style:name="P2" style:family="paragraph" style:parent-style-name="Table_20_Contents" style:list-style-name="L2"/>
    <style:style style:name="P3" style:family="paragraph" style:parent-style-name="Table_20_Contents" style:list-style-name="L3"/>
    <style:style style:name="P4" style:family="paragraph" style:parent-style-name="Table_20_Contents" style:list-style-name="L4"/>
    <style:style style:name="P5" style:family="paragraph" style:parent-style-name="Table_20_Contents" style:list-style-name="L5"/>
    <style:style style:name="P6" style:family="paragraph" style:parent-style-name="Table_20_Contents" style:list-style-name="L6"/>
    <style:style style:name="P7" style:family="paragraph" style:parent-style-name="Table_20_Contents" style:list-style-name="L7"/>
    <style:style style:name="P8" style:family="paragraph" style:parent-style-name="Table_20_Contents" style:list-style-name="L8"/>
    <style:style style:name="P9" style:family="paragraph" style:parent-style-name="Table_20_Contents" style:list-style-name="L9"/>
    <style:style style:name="P10" style:family="paragraph" style:parent-style-name="Table_20_Contents" style:list-style-name="L10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Nome dello scenario</text:p>
          </table:table-cell>
          <table:table-cell table:style-name="Tabella1.B1" office:value-type="string">
            <text:p text:style-name="Table_20_Contents">Un ospite si registra</text:p>
          </table:table-cell>
        </table:table-row>
        <table:table-row>
          <table:table-cell table:style-name="Tabella1.A2" office:value-type="string">
            <text:p text:style-name="Table_20_Contents">Attori</text:p>
          </table:table-cell>
          <table:table-cell table:style-name="Tabella1.B2" office:value-type="string">
            <text:p text:style-name="Table_20_Contents">Ospite</text:p>
          </table:table-cell>
        </table:table-row>
        <table:table-row>
          <table:table-cell table:style-name="Tabella1.A2" office:value-type="string">
            <text:p text:style-name="Table_20_Contents">Flusso degli eventi</text:p>
          </table:table-cell>
          <table:table-cell table:style-name="Tabella1.B2" office:value-type="string">
            <text:list xml:id="list10187159531" text:style-name="L1">
              <text:list-item>
                <text:p text:style-name="P1">L'ospite entra nel sito</text:p>
              </text:list-item>
              <text:list-item>
                <text:p text:style-name="P1">L'ospite clicca sul pulsante per registrarsi</text:p>
              </text:list-item>
              <text:list-item>
                <text:p text:style-name="P1">L'ospite compila il form di registrazione</text:p>
              </text:list-item>
              <text:list-item>
                <text:p text:style-name="P1">L'ospite conferma i dati inseriti</text:p>
              </text:list-item>
              <text:list-item>
                <text:p text:style-name="P1">Il sistema verifica i dati e invia una mail di verifica</text:p>
              </text:list-item>
              <text:list-item>
                <text:p text:style-name="P1">L'ospite apre la sua mail, cerca il messaggio e cliccando su un link contentuto in esso conferma la registrazione</text:p>
              </text:list-item>
              <text:list-item>
                <text:p text:style-name="P1">L'ospite è finalmente registrato e può loggarsi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Contents">Nome dello scenario</text:p>
          </table:table-cell>
          <table:table-cell table:style-name="Tabella2.B1" office:value-type="string">
            <text:p text:style-name="Table_20_Contents">Un ospite effettua il login con successo</text:p>
          </table:table-cell>
        </table:table-row>
        <table:table-row>
          <table:table-cell table:style-name="Tabella2.A2" office:value-type="string">
            <text:p text:style-name="Table_20_Contents">Attori</text:p>
          </table:table-cell>
          <table:table-cell table:style-name="Tabella2.B2" office:value-type="string">
            <text:p text:style-name="Table_20_Contents">Ospite </text:p>
          </table:table-cell>
        </table:table-row>
        <table:table-row>
          <table:table-cell table:style-name="Tabella2.A2" office:value-type="string">
            <text:p text:style-name="Table_20_Contents">Flusso degli eventi</text:p>
          </table:table-cell>
          <table:table-cell table:style-name="Tabella2.B2" office:value-type="string">
            <text:list xml:id="list1608599870" text:style-name="L2">
              <text:list-item>
                <text:p text:style-name="P2">L'ospite entra nel sito</text:p>
              </text:list-item>
              <text:list-item>
                <text:p text:style-name="P2">L'ospite clicca sul pulsante di login</text:p>
              </text:list-item>
              <text:list-item>
                <text:p text:style-name="P2">L'ospite inserisce username e password</text:p>
              </text:list-item>
              <text:list-item>
                <text:p text:style-name="P2">L'ospite clicca sul pulsante di conferma</text:p>
              </text:list-item>
              <text:list-item>
                <text:p text:style-name="P2">Il sistema interroga il database e, trovata una corrispondenza, visualizza la pagina principale dell'utente corrispondente ai dati inseriti</text:p>
              </text:list-item>
              <text:list-item>
                <text:p text:style-name="P2">L'ospite è diventato un utente registrato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Contents">Nome dello scenario</text:p>
          </table:table-cell>
          <table:table-cell table:style-name="Tabella3.B1" office:value-type="string">
            <text:p text:style-name="Table_20_Contents">Un utente modifica il proprio set di abilità (rimanendo comunque tra quelle predefinite dagli amministratori)</text:p>
          </table:table-cell>
        </table:table-row>
        <table:table-row>
          <table:table-cell table:style-name="Tabella3.A2" office:value-type="string">
            <text:p text:style-name="Table_20_Contents">Attori</text:p>
          </table:table-cell>
          <table:table-cell table:style-name="Tabella3.B2" office:value-type="string">
            <text:p text:style-name="Table_20_Contents">Utente</text:p>
          </table:table-cell>
        </table:table-row>
        <table:table-row>
          <table:table-cell table:style-name="Tabella3.A2" office:value-type="string">
            <text:p text:style-name="Table_20_Contents">Flusso degli eventi</text:p>
          </table:table-cell>
          <table:table-cell table:style-name="Tabella3.B2" office:value-type="string">
            <text:list xml:id="list1812849386" text:style-name="L3">
              <text:list-item>
                <text:p text:style-name="P3">L'utente clicca sul pulsante di modifica delle abilità</text:p>
              </text:list-item>
              <text:list-item>
                <text:p text:style-name="P3">L'utente seleziona le nuove abilità che ritiene di possedere e deseleziona quelle che aveva e ritiene di non possedere più</text:p>
              </text:list-item>
              <text:list-item>
                <text:p text:style-name="P3">L'utente clicca sul pulsante di conferma</text:p>
              </text:list-item>
              <text:list-item>
                <text:p text:style-name="P3">L'utente ha modificato con successo il proprio set di abilità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Table_20_Contents">Nome dello scenario</text:p>
          </table:table-cell>
          <table:table-cell table:style-name="Tabella4.B1" office:value-type="string">
            <text:p text:style-name="Table_20_Contents">Un utente effettua una ricerca con più condizioni che non trova alcun utente con quelle caratteristiche</text:p>
          </table:table-cell>
        </table:table-row>
        <table:table-row>
          <table:table-cell table:style-name="Tabella4.A2" office:value-type="string">
            <text:p text:style-name="Table_20_Contents">Attori</text:p>
          </table:table-cell>
          <table:table-cell table:style-name="Tabella4.B2" office:value-type="string">
            <text:p text:style-name="Table_20_Contents">Utente</text:p>
          </table:table-cell>
        </table:table-row>
        <table:table-row>
          <table:table-cell table:style-name="Tabella4.A2" office:value-type="string">
            <text:p text:style-name="Table_20_Contents">Flusso degli eventi</text:p>
          </table:table-cell>
          <table:table-cell table:style-name="Tabella4.B2" office:value-type="string">
            <text:list xml:id="list2151377405" text:style-name="L4">
              <text:list-item>
                <text:p text:style-name="P4">L'utente clicca sul pulsante di ricerca</text:p>
              </text:list-item>
              <text:list-item>
                <text:p text:style-name="P4">L'utente nel campo “nome” della ricerca scrive “Ajeje Brazorf”; nel campo “città” scrive “Milano” e lascia vuoto quello riferito alle abilità</text:p>
              </text:list-item>
              <text:list-item>
                <text:p text:style-name="P4">L'utente clicca sul pulsante di conferma della ricerca</text:p>
              </text:list-item>
              <text:list-item>
                <text:p text:style-name="P4">Il sistema effettua una query basata sulle stringhe scritte dall'utente nei campi della ricerca e tale query restituisce un insieme vuoto di tuple</text:p>
              </text:list-item>
              <text:list-item>
                <text:p text:style-name="P4">Il sistema mostra la pagina di “nessun risultato”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Table_20_Contents">Nome dello scenario</text:p>
          </table:table-cell>
          <table:table-cell table:style-name="Tabella5.B1" office:value-type="string">
            <text:p text:style-name="Table_20_Contents">Un utente cancella il proprio account</text:p>
          </table:table-cell>
        </table:table-row>
        <table:table-row>
          <table:table-cell table:style-name="Tabella5.A2" office:value-type="string">
            <text:p text:style-name="Table_20_Contents">Attori</text:p>
          </table:table-cell>
          <table:table-cell table:style-name="Tabella5.B2" office:value-type="string">
            <text:p text:style-name="Table_20_Contents">Utente</text:p>
          </table:table-cell>
        </table:table-row>
        <table:table-row>
          <table:table-cell table:style-name="Tabella5.A2" office:value-type="string">
            <text:p text:style-name="Table_20_Contents">Flusso degli eventi</text:p>
          </table:table-cell>
          <table:table-cell table:style-name="Tabella5.B2" office:value-type="string">
            <text:list xml:id="list2179139014" text:style-name="L5">
              <text:list-item>
                <text:p text:style-name="P5">L'utente clicca sul pulsante che consente di avviare la procedura di cancellazione del proprio account</text:p>
              </text:list-item>
              <text:list-item>
                <text:p text:style-name="P5">Il sistema mostra un prompt di conferma/annullamento dell'azione</text:p>
              </text:list-item>
              <text:list-item>
                <text:p text:style-name="P5">L'utente conferma la richiesta</text:p>
              </text:list-item>
              <text:list-item>
                <text:p text:style-name="P5">Il sistema rimuove tutte le amicizie dell'utente</text:p>
              </text:list-item>
              <text:list-item>
                <text:p text:style-name="P5">Il sistema slogga automaticamente l'utente</text:p>
              </text:list-item>
              <text:list-item>
                <text:p text:style-name="P5">Il sistema cancella dal database tutte le tracce dell'utente</text:p>
              </text:list-item>
              <text:list-item>
                <text:p text:style-name="P5">Il sistema notifica con un prompt l'avvenuta cancellazione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Table_20_Contents">Nome dello scenario</text:p>
          </table:table-cell>
          <table:table-cell table:style-name="Tabella6.B1" office:value-type="string">
            <text:p text:style-name="Table_20_Contents">Un utente invia una richiesta di amicizia ad un altro utente dopo averlo cercato; quest'ultimo la accetta</text:p>
          </table:table-cell>
        </table:table-row>
        <table:table-row>
          <table:table-cell table:style-name="Tabella6.A2" office:value-type="string">
            <text:p text:style-name="Table_20_Contents">Attori</text:p>
          </table:table-cell>
          <table:table-cell table:style-name="Tabella6.B2" office:value-type="string">
            <text:p text:style-name="Table_20_Contents">Utente, altro utente</text:p>
          </table:table-cell>
        </table:table-row>
        <table:table-row>
          <table:table-cell table:style-name="Tabella6.A2" office:value-type="string">
            <text:p text:style-name="Table_20_Contents">Flusso degli eventi</text:p>
          </table:table-cell>
          <table:table-cell table:style-name="Tabella6.B2" office:value-type="string">
            <text:list xml:id="list1920985321" text:style-name="L6">
              <text:list-item>
                <text:p text:style-name="P6">L'utente A ha già effettuato una ricerca e vuole chiedere l'amicizia ad un utente B</text:p>
              </text:list-item>
              <text:list-item>
                <text:p text:style-name="P6">L'utente A clicca sul bottone di richiesta di amicizia</text:p>
              </text:list-item>
              <text:list-item>
                <text:p text:style-name="P6">Il sistema inoltra la richiesta all'utente B</text:p>
              </text:list-item>
              <text:list-item>
                <text:p text:style-name="P6"><text:soft-page-break/>L'utente B vede una notifica nella sua area personale</text:p>
              </text:list-item>
              <text:list-item>
                <text:p text:style-name="P6">L'utente B clicca sul pulsante di accettazione dell'amicizia</text:p>
              </text:list-item>
              <text:list-item>
                <text:p text:style-name="P6">L'utente B compare nella lista di amici di A e viceversa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Table_20_Contents">Nome dello scenario</text:p>
          </table:table-cell>
          <table:table-cell table:style-name="Tabella7.B1" office:value-type="string">
            <text:p text:style-name="Table_20_Contents">Un utente invia ad un amministratore la richiesta di aggiungere una nuova abilità (prima non esistente del tutto) alla propria lista; l'amministratore non accetta</text:p>
          </table:table-cell>
        </table:table-row>
        <table:table-row>
          <table:table-cell table:style-name="Tabella7.A2" office:value-type="string">
            <text:p text:style-name="Table_20_Contents">Attori</text:p>
          </table:table-cell>
          <table:table-cell table:style-name="Tabella7.B2" office:value-type="string">
            <text:p text:style-name="Table_20_Contents">Utente, Amministratore</text:p>
          </table:table-cell>
        </table:table-row>
        <table:table-row>
          <table:table-cell table:style-name="Tabella7.A2" office:value-type="string">
            <text:p text:style-name="Table_20_Contents">Flusso degli eventi</text:p>
          </table:table-cell>
          <table:table-cell table:style-name="Tabella7.B2" office:value-type="string">
            <text:list xml:id="list339513157" text:style-name="L7">
              <text:list-item>
                <text:p text:style-name="P7">L'utente preme il pulsante di composizione di un nuovo messaggio all'amministratore</text:p>
              </text:list-item>
              <text:list-item>
                <text:p text:style-name="P7">L'utente nel corpo del messaggo chiede che gli venga aggiunta l'abilità di “venditore di fumo”</text:p>
              </text:list-item>
              <text:list-item>
                <text:p text:style-name="P7">L'utente clicca sul pulsante di invio messaggio</text:p>
              </text:list-item>
              <text:list-item>
                <text:p text:style-name="P7">Il sistema inoltra il messaggio all'amministratore</text:p>
              </text:list-item>
              <text:list-item>
                <text:p text:style-name="P7">L'amministratore, ricevuta la notifica, legge il messaggio e giudica sconveniente la richiesta</text:p>
              </text:list-item>
              <text:list-item>
                <text:p text:style-name="P7">L'amministratore non modifica le abilità e invia all'utente un messaggio in cui spiega le sue ragioni</text:p>
              </text:list-item>
              <text:list-item>
                <text:p text:style-name="P7">Nulla è cambiato né nelle abilità dell'utente, né in quelle predefinite di sistema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Table_20_Contents">Nome dello scenario</text:p>
          </table:table-cell>
          <table:table-cell table:style-name="Tabella8.B1" office:value-type="string">
            <text:p text:style-name="Table_20_Contents">Un ospite pubblica una richiesta di aiuto sulla bacheca pubblica</text:p>
          </table:table-cell>
        </table:table-row>
        <table:table-row>
          <table:table-cell table:style-name="Tabella8.A2" office:value-type="string">
            <text:p text:style-name="Table_20_Contents">Attori</text:p>
          </table:table-cell>
          <table:table-cell table:style-name="Tabella8.B2" office:value-type="string">
            <text:p text:style-name="Table_20_Contents">Ospite</text:p>
          </table:table-cell>
        </table:table-row>
        <table:table-row>
          <table:table-cell table:style-name="Tabella8.A2" office:value-type="string">
            <text:p text:style-name="Table_20_Contents">Flusso degli eventi</text:p>
          </table:table-cell>
          <table:table-cell table:style-name="Tabella8.B2" office:value-type="string">
            <text:list xml:id="list1236584136" text:style-name="L8">
              <text:list-item>
                <text:p text:style-name="P8">Un ospite clicca sul pulsante di accesso alla bacheca pubblica</text:p>
              </text:list-item>
              <text:list-item>
                <text:p text:style-name="P8">L'ospite clicca sul pulsante di inserimento messaggio</text:p>
              </text:list-item>
              <text:list-item>
                <text:p text:style-name="P8">L'ospite compone ul suo messaggio</text:p>
              </text:list-item>
              <text:list-item>
                <text:p text:style-name="P8">L'ospite preme sul pulsante di conferma di invio del messaggio</text:p>
              </text:list-item>
              <text:list-item>
                <text:p text:style-name="P8">Il messaggio è visibile nella bacheca pubblica</text:p>
              </text:list-item>
            </text:list>
          </table:table-cell>
        </table:table-row>
      </table:table>
      <text:p text:style-name="Standard"/>
      <table:table table:name="Tabella9" table:style-name="Tabella9">
        <table:table-column table:style-name="Tabella9.A"/>
        <table:table-column table:style-name="Tabella9.B"/>
        <text:soft-page-break/>
        <table:table-row>
          <table:table-cell table:style-name="Tabella9.A1" office:value-type="string">
            <text:p text:style-name="Table_20_Contents">Nome dello scenario</text:p>
          </table:table-cell>
          <table:table-cell table:style-name="Tabella9.B1" office:value-type="string">
            <text:p text:style-name="Table_20_Contents">Un utente invia un messaggio ad un suo amico</text:p>
          </table:table-cell>
        </table:table-row>
        <table:table-row>
          <table:table-cell table:style-name="Tabella9.A2" office:value-type="string">
            <text:p text:style-name="Table_20_Contents">Attori</text:p>
          </table:table-cell>
          <table:table-cell table:style-name="Tabella9.B2" office:value-type="string">
            <text:p text:style-name="Table_20_Contents">Utente, altro utente</text:p>
          </table:table-cell>
        </table:table-row>
        <table:table-row>
          <table:table-cell table:style-name="Tabella9.A2" office:value-type="string">
            <text:p text:style-name="Table_20_Contents">Flusso degli eventi</text:p>
          </table:table-cell>
          <table:table-cell table:style-name="Tabella9.B2" office:value-type="string">
            <text:list xml:id="list1423073818" text:style-name="L9">
              <text:list-item>
                <text:p text:style-name="P9">L'utente A <text:s/>clicca sul pulsante che permette di inviate un messaggio ad un suo amico B</text:p>
              </text:list-item>
              <text:list-item>
                <text:p text:style-name="P9">L'utente a compone il corpo del messaggio</text:p>
              </text:list-item>
              <text:list-item>
                <text:p text:style-name="P9">L'utente A clicca sul pulsante di conferma invio messaggio</text:p>
              </text:list-item>
              <text:list-item>
                <text:p text:style-name="P9">Il sistema inoltra il messaggio all'utente B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Table_20_Contents">Nome dello scenario</text:p>
          </table:table-cell>
          <table:table-cell table:style-name="Tabella10.B1" office:value-type="string">
            <text:p text:style-name="Table_20_Contents">Un utente dà un feedabck riguardo l'aiuto ricevuto</text:p>
          </table:table-cell>
        </table:table-row>
        <table:table-row>
          <table:table-cell table:style-name="Tabella10.A2" office:value-type="string">
            <text:p text:style-name="Table_20_Contents">Attori</text:p>
          </table:table-cell>
          <table:table-cell table:style-name="Tabella10.B2" office:value-type="string">
            <text:p text:style-name="Table_20_Contents">Utente</text:p>
          </table:table-cell>
        </table:table-row>
        <table:table-row>
          <table:table-cell table:style-name="Tabella10.A2" office:value-type="string">
            <text:p text:style-name="Table_20_Contents">Flusso degli eventi</text:p>
          </table:table-cell>
          <table:table-cell table:style-name="Tabella10.B2" office:value-type="string">
            <text:list xml:id="list1492465338" text:style-name="L10">
              <text:list-item>
                <text:p text:style-name="P10">L'utente ha appena ricevuto un messaggio di risposta a una sua richiesta inviata ad un suo amico e desidera inviare un feedback</text:p>
              </text:list-item>
              <text:list-item>
                <text:p text:style-name="P10">L'utente clicca sul pulsante che permette di inviare un feedback, pulsante presente sulla pagina del messaggio ricevuto.</text:p>
              </text:list-item>
              <text:list-item>
                <text:p text:style-name="P10">L'utente è soddisfatto dell'aiuto ricevuto e quindi decide di assegnare il massimo dei punti 10/10 cliccando sulla stelletta corrispondente</text:p>
              </text:list-item>
              <text:list-item>
                <text:p text:style-name="P10">L'utente conferma l'invio del feedback cliccando sull'apposito bottone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8T14:17:24</meta:creation-date>
    <dc:date>2012-11-12T18:02:35</dc:date>
    <meta:editing-duration>PT56M32S</meta:editing-duration>
    <meta:editing-cycles>9</meta:editing-cycles>
    <meta:generator>LibreOffice/3.5$Linux_X86_64 LibreOffice_project/350m1$Build-2</meta:generator>
    <meta:document-statistic meta:table-count="10" meta:image-count="0" meta:object-count="0" meta:page-count="4" meta:paragraph-count="105" meta:word-count="808" meta:character-count="1390" meta:non-whitespace-character-count="4366"/>
  </office:meta>
</office:document-meta>
</file>